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2" style:parent-style-name="Normal" style:family="paragraph">
      <style:paragraph-properties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3" style:parent-style-name="Normal" style:family="paragraph">
      <style:paragraph-properties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4" style:parent-style-name="Normal" style:family="paragraph">
      <style:text-properties style:font-name="Calibri" style:font-name-asian="Yu Mincho" style:font-name-complex="Arial" style:letter-kerning="true" fo:language="ms" fo:country="MY" fo:hyphenate="false"/>
    </style:style>
    <style:style style:name="P5" style:parent-style-name="Normal" style:family="paragraph">
      <style:text-properties style:font-name="Calibri" style:font-name-asian="Yu Mincho" style:font-name-complex="Arial" style:letter-kerning="true" fo:language="ms" fo:country="MY" fo:hyphenate="false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language="ms" fo:country="MY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language="ms" fo:country="MY"/>
    </style:style>
    <style:style style:name="P8" style:parent-style-name="ListParagraph" style:list-style-name="LFO1" style:family="paragraph">
      <style:paragraph-properties fo:text-align="justify"/>
      <style:text-properties fo:language="ms" fo:country="MY"/>
    </style:style>
    <style:style style:name="P9" style:parent-style-name="ListParagraph" style:family="paragraph">
      <style:paragraph-properties fo:text-align="justify"/>
      <style:text-properties fo:language="ms" fo:country="MY"/>
    </style:style>
    <style:style style:name="P10" style:parent-style-name="ListParagraph" style:family="paragraph">
      <style:paragraph-properties fo:text-align="justify"/>
      <style:text-properties fo:language="ms" fo:country="MY"/>
    </style:style>
    <style:style style:name="P11" style:parent-style-name="ListParagraph" style:family="paragraph">
      <style:paragraph-properties fo:text-align="justify"/>
      <style:text-properties fo:language="ms" fo:country="MY"/>
    </style:style>
    <style:style style:name="P12" style:parent-style-name="ListParagraph" style:list-style-name="LFO1" style:family="paragraph">
      <style:paragraph-properties fo:text-align="justify"/>
      <style:text-properties fo:language="ms" fo:country="MY"/>
    </style:style>
    <style:style style:name="P13" style:parent-style-name="ListParagraph" style:family="paragraph">
      <style:paragraph-properties fo:text-align="justify"/>
      <style:text-properties fo:language="ms" fo:country="MY"/>
    </style:style>
    <style:style style:name="P14" style:parent-style-name="ListParagraph" style:family="paragraph">
      <style:paragraph-properties fo:text-align="justify"/>
      <style:text-properties fo:language="ms" fo:country="MY"/>
    </style:style>
    <style:style style:name="P15" style:parent-style-name="ListParagraph" style:family="paragraph">
      <style:paragraph-properties fo:text-align="justify"/>
      <style:text-properties fo:language="ms" fo:country="MY"/>
    </style:style>
    <style:style style:name="P16" style:parent-style-name="ListParagraph" style:list-style-name="LFO1" style:family="paragraph">
      <style:paragraph-properties fo:text-align="justify"/>
      <style:text-properties fo:language="ms" fo:country="MY"/>
    </style:style>
    <style:style style:name="P17" style:parent-style-name="ListParagraph" style:family="paragraph">
      <style:paragraph-properties fo:text-align="justify"/>
      <style:text-properties fo:language="ms" fo:country="MY"/>
    </style:style>
    <style:style style:name="P18" style:parent-style-name="ListParagraph" style:family="paragraph">
      <style:paragraph-properties fo:text-align="justify"/>
    </style:style>
    <style:style style:name="T19" style:parent-style-name="DefaultParagraphFont" style:family="text">
      <style:text-properties fo:language="ms" fo:country="MY"/>
    </style:style>
    <style:style style:name="T20" style:parent-style-name="DefaultParagraphFont" style:family="text">
      <style:text-properties fo:language="ms" fo:country="MY"/>
    </style:style>
    <style:style style:name="T21" style:parent-style-name="DefaultParagraphFont" style:family="text">
      <style:text-properties fo:language="ms" fo:country="MY"/>
    </style:style>
    <style:style style:name="T22" style:parent-style-name="DefaultParagraphFont" style:family="text">
      <style:text-properties fo:language="ms" fo:country="MY"/>
    </style:style>
    <style:style style:name="T23" style:parent-style-name="DefaultParagraphFont" style:family="text">
      <style:text-properties fo:language="ms" fo:country="MY"/>
    </style:style>
    <style:style style:name="T24" style:parent-style-name="DefaultParagraphFont" style:family="text">
      <style:text-properties fo:language="ms" fo:country="MY"/>
    </style:style>
    <style:style style:name="T25" style:parent-style-name="DefaultParagraphFont" style:family="text">
      <style:text-properties fo:language="ms" fo:country="MY"/>
    </style:style>
    <style:style style:name="T26" style:parent-style-name="DefaultParagraphFont" style:family="text">
      <style:text-properties fo:language="ms" fo:country="MY"/>
    </style:style>
    <style:style style:name="T27" style:parent-style-name="DefaultParagraphFont" style:family="text">
      <style:text-properties fo:language="ms" fo:country="MY"/>
    </style:style>
    <style:style style:name="T28" style:parent-style-name="DefaultParagraphFont" style:family="text">
      <style:text-properties fo:language="ms" fo:country="MY"/>
    </style:style>
    <style:style style:name="T29" style:parent-style-name="DefaultParagraphFont" style:family="text">
      <style:text-properties fo:language="ms" fo:country="MY"/>
    </style:style>
    <style:style style:name="T30" style:parent-style-name="DefaultParagraphFont" style:family="text">
      <style:text-properties fo:language="ms" fo:country="MY"/>
    </style:style>
    <style:style style:name="T31" style:parent-style-name="DefaultParagraphFont" style:family="text">
      <style:text-properties fo:language="ms" fo:country="MY"/>
    </style:style>
    <style:style style:name="T32" style:parent-style-name="DefaultParagraphFont" style:family="text">
      <style:text-properties fo:language="ms" fo:country="MY"/>
    </style:style>
    <style:style style:name="T33" style:parent-style-name="DefaultParagraphFont" style:family="text">
      <style:text-properties fo:language="ms" fo:country="MY"/>
    </style:style>
    <style:style style:name="T34" style:parent-style-name="DefaultParagraphFont" style:family="text">
      <style:text-properties fo:language="ms" fo:country="MY"/>
    </style:style>
  </office:automatic-styles>
  <office:body>
    <office:text text:use-soft-page-breaks="true">
      <text:p text:style-name="P1">Nama <text:s text:c="6"/>: Septi Wakhidatun Nisa</text:p>
      <text:p text:style-name="P2">Nim <text:s text:c="9"/>: 045125934</text:p>
      <text:p text:style-name="P3">Jurusan <text:s text:c="3"/>: Ilmu Perpustakaan</text:p>
      <text:p text:style-name="P4">Semester : 2</text:p>
      <text:p text:style-name="P5"/>
      <text:p text:style-name="P6">TUGAS 2<text:s/>SUMBER-SUMBER INFORMASI</text:p>
      <text:p text:style-name="P7"/>
      <text:list text:style-name="LFO1" text:continue-numbering="true">
        <text:list-item>
          <text:p text:style-name="P8">Mengapa buku tahunan dapat<text:s/>digunakan sebagai sumber<text:s/>rujukan bagi penelitian<text:s/>sejarah?</text:p>
        </text:list-item>
      </text:list>
      <text:p text:style-name="P9">Jawaban :<text:s/></text:p>
      <text:p text:style-name="P10">Karena buku tahunan memberikan<text:s/>informasi singkat mengenai<text:s/>peristiwa/kejadian terakhir, maka sumber rujukan<text:s/>ini dapat pula memberikan<text:s/>informasi mengenai hal tertentu.<text:s/>Buku tahunan merupakan buku<text:s/>rujukan yang memuat informasi<text:s/>mengenai catatan<text:s/>kejadian<text:s/>atau perkembangan suatu masalah<text:s/>atau subjek dalam satu tahun<text:s/>terakhir.<text:s/>Buku rujukan ini biasanya<text:s/>digunakan untuk memperoleh<text:s/>keterangan mengenai kejadian-kejadian<text:s/>dan perkembangan dalam<text:s/>suatu bidang tertentu<text:s/>atau kegiatan dan hasil<text:s/>yang dicapai<text:s/>oleh suatu organisasi<text:s/>tertentu selama satu tahun.<text:s/>Berbagai nama istilah<text:s/>lain yang sering digunakan<text:s/>untuk menunjuk bahwa suatu buku berisi informasi<text:s/>antara lain annual, yearbook,<text:s/>almanac,<text:s/>calender.</text:p>
      <text:p text:style-name="P11"/>
      <text:list text:style-name="LFO1" text:continue-numbering="true">
        <text:list-item>
          <text:p text:style-name="P12">Mengapa dokumen standar<text:s/>menjadi salah satu koleksi<text:s/>sumber informasi di perpustakaan?</text:p>
        </text:list-item>
      </text:list>
      <text:p text:style-name="P13">Jawaban :</text:p>
      <text:p text:style-name="P14">Dokumen standar seperti<text:s/>bahan rujukan<text:s/>merupakan sarana yang penting<text:s/>dalam membantu pengguna<text:s/>jika mereka memerlukan<text:s/>informasi.<text:s/>Berbagai macam pertanyaan<text:s/>dapat dijawab dengan<text:s/>menggunakan bahan rujukan.<text:s/></text:p>
      <text:p text:style-name="P15"/>
      <text:list text:style-name="LFO1" text:continue-numbering="true">
        <text:list-item>
          <text:p text:style-name="P16">Koleksi dokumen standar<text:s/>di Indonesia seperti<text:s/>dokumen SNI<text:s/>yang ada di perpustakaan,<text:s/>informasi apa yang dapat<text:s/>seseorang temukan<text:s/>ketika mencari sumber<text:s/>informasi tersebut?</text:p>
        </text:list-item>
      </text:list>
      <text:p text:style-name="P17">Jawaban :</text:p>
      <text:p text:style-name="P18"><text:span text:style-name="T19">SNI<text:s/></text:span><text:span text:style-name="T20">merupakan dokumen<text:s/></text:span><text:span text:style-name="T21">standar teknis yang<text:s/></text:span><text:span text:style-name="T22">disusun oleh perwakilan produsen,<text:s/></text:span><text:span text:style-name="T23">konsumen, regulator, akademisi, praktisi,<text:s/></text:span><text:span text:style-name="T24">asosiasi dan<text:s/></text:span><text:span text:style-name="T25">lain-lain yang diwadahi dalam suatu Komite Teknis</text:span><text:span text:style-name="T26">, sehingga standar ini dapat digunakan untuk menilai<text:s/></text:span><text:span text:style-name="T27">dan menguji suatu produk yang dimiliki oleh<text:s/></text:span><text:span text:style-name="T28">pelaku usaha atau pemilik merek dagang.<text:s/></text:span><text:span text:style-name="T29">Adanya standar untuk<text:s/></text:span><text:span text:style-name="T30">keperluan melindungi<text:s/></text:span><text:span text:style-name="T31">kepentingan umum,<text:s/></text:span><text:span text:style-name="T32">keamanan negara,<text:s/></text:span><text:span text:style-name="T33">perkembangan ekonomi nasional,<text:s/></text:span><text:span text:style-name="T34">dan pelestarian fungsi lingkungan hidup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pti Wakhidatun Nisa</meta:initial-creator>
    <dc:creator>Septi Wakhidatun Nisa</dc:creator>
    <meta:creation-date>2023-05-28T09:20:00Z</meta:creation-date>
    <dc:date>2023-05-28T09:20:00Z</dc:date>
    <meta:template xlink:href="Normal.dotm" xlink:type="simple"/>
    <meta:editing-cycles>75</meta:editing-cycles>
    <meta:editing-duration>PT4440S</meta:editing-duration>
    <meta:document-statistic meta:page-count="1" meta:paragraph-count="3" meta:word-count="278" meta:character-count="1865" meta:row-count="13" meta:non-whitespace-character-count="1590"/>
  </office:meta>
</office:document-meta>
</file>